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005e71" officeooo:paragraph-rsid="00005e7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02872a" officeooo:paragraph-rsid="0002872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2872a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005e71" officeooo:paragraph-rsid="00005e71" style:font-style-asian="normal" style:font-weight-asian="normal" style:font-style-complex="normal" style:font-weight-complex="normal"/>
    </style:style>
    <style:style style:name="T1" style:family="text">
      <style:text-properties officeooo:rsid="00005e71"/>
    </style:style>
    <style:style style:name="T2" style:family="text">
      <style:text-properties fo:font-style="normal" fo:font-weight="normal" officeooo:rsid="0002872a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officeooo:rsid="0002872a" style:font-style-asian="normal" style:font-weight-asian="bold" style:font-style-complex="normal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50004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54f0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2872a" style:font-style-asian="italic" style:font-weight-asian="normal" style:font-style-complex="italic" style:font-weight-complex="normal"/>
    </style:style>
    <style:style style:name="T8" style:family="text">
      <style:text-properties officeooo:rsid="00044f04"/>
    </style:style>
    <style:style style:name="T9" style:family="text">
      <style:text-properties officeooo:rsid="00060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IPLINA DE INFORMÁTICA E SOCIEDADE [CRT 0385]</text:p>
      <text:p text:style-name="P3">Aula 05<text:span text:style-name="T1"> – </text:span>Responsabilidade Social</text:p>
      <text:p text:style-name="Standard"/>
      <text:p text:style-name="P2">O que é Responsabilidade Social?</text:p>
      <text:p text:style-name="P4">É quando empresas, por conta própria, decidem promover situações que gerem um bem-estar social aos seus funcionários, ou aos habitantes das vizinhanças da instituição ou ao público em geral. Não pode ser confundida com atos impostos judicialmente.</text:p>
      <text:p text:style-name="P2">O que são Certificações Socioambientais? <text:span text:style-name="T1">D</text:span>ê exemplo de algumas.</text:p>
      <text:p text:style-name="P4">São instrumentos que promovem a busca pela responsabilidade social. A sociedade ganha com as ações promovidas pelas empresas. As empresas ganham com essas certificações, pois se destacam no mercado tão repleto de concorrentes. <text:span text:style-name="T9">A NBR 16001 estabelece os parâmetros para aquisição de certificações. O selo ABVTEX também é um exemplo de certificação de responsabilidade social. E um dos mais conhecidos e importantes é o SA8000 também voltado à responsabilidade social.</text:span></text:p>
      <text:p text:style-name="P2">Procure três empresas com Responsabilidade Socioambiental que não foram citadas durante a aula e diga que atividades elas desenvolvem.</text:p>
      <text:p text:style-name="P6"><text:span text:style-name="T3">BANCO DO BRASIL</text:span><text:span text:style-name="T2"> – </text:span><text:span text:style-name="T6">Uma de suas ações busca </text:span><text:span text:style-name="T7">disseminar conceitos e práticas para o consumo eficiente de recursos naturais e prevenir a poluição, buscando o engajamento e fortalecimento da cultura </text:span><text:span text:style-name="T6">também</text:span><text:span text:style-name="T7">. </text:span><text:span text:style-name="T6">Os projetos do BB, buscam </text:span><text:span text:style-name="T7">capacitar </text:span><text:span text:style-name="T6">seus</text:span><text:span text:style-name="T7"> públicos de relacionamento interno e externo visando aprimorar competências em gestão ambiental.</text:span><text:span text:style-name="T2"> </text:span></text:p>
      <text:p text:style-name="P5">BANRISUL – <text:span text:style-name="T4">O PGRS (Plano de Gerenciamento de Resíduos Sólidos) prevê ações de orientação aos empregados sobre a separação e o descarte adequado de materiais, e treinamento contínuo em educação ambiental por meio de palestras presenciais no ambiente de trabalho e de curso em EAD na plataforma de educação corporativa do Banrisul. O Projeto Pescar Banrisul, em parceria com a Fundação Projeto Pescar, proporciona a jovens em situação de vulnerabilidade social, entre 16 e 19 anos, aulas com conteúdo técnico e comportamental. Além do conhecimento teórico, o curso oferece as ferramentas iniciais necessárias para o ingresso no mercado de trabalho.</text:span></text:p>
      <text:p text:style-name="P5">CAIXA ECONÔMICA FEDERAL<text:span text:style-name="T8"> – </text:span><text:span text:style-name="T4">O Fundo Socioambiental Caixa é </text:span><text:span text:style-name="T5">um fundo</text:span><text:span text:style-name="T4"> proveniente do lucro líquido anual da CAIXA, limitado a 2%, definidos em um Plano de Aplicação aprovado pela direção da empresa. O acesso aos recursos do FSA Caixa se dá mediante a seleção de propostas de projeto apresentadas, conforme o Plano de Aplicação vigente e de acordo com as modalidades: Seleção pública – projetos selecionados a partir de critérios divulgados em editais específicos; Apoio a políticas internas – projetos estratégicos propostos por entidades externas, doadores ou repassadores de recursos ao FSA Caixa, também enquadrados nos eixos de atuação e nas linhas temáticas definidas no Plano de Aplicação; Incentivo financeiro a negócios sustentáveis – busca fortalecer a oferta de crédito com condições diferenciadas para promover soluções que possuam adicionalidades socioambienta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8:14:38.927439850</meta:creation-date>
    <dc:date>2020-09-17T09:02:15.167576842</dc:date>
    <meta:editing-duration>PT9M1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426" meta:character-count="2880" meta:non-whitespace-character-count="2456"/>
  </office:meta>
</office:document-meta>
</file>